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B83000029AA000028C1241F87DF.svg" manifest:media-type="image/svg+xml"/>
  <manifest:file-entry manifest:full-path="Pictures/100002010000016F000002ADF40291CB.png" manifest:media-type="image/png"/>
  <manifest:file-entry manifest:full-path="Pictures/10001209000025F7000046CCC2F73E02.svg" manifest:media-type="image/svg+xml"/>
  <manifest:file-entry manifest:full-path="Pictures/10000201000001930000018A02FE84C4.png" manifest:media-type="image/png"/>
  <manifest:file-entry manifest:full-path="Pictures/10000B0A0000160C0000160C57689ACC.svg" manifest:media-type="image/svg+xml"/>
  <manifest:file-entry manifest:full-path="Pictures/10000B050000160C0000160CD5A9208A.svg" manifest:media-type="image/svg+xml"/>
  <manifest:file-entry manifest:full-path="styles.xml" manifest:media-type="text/xml"/>
  <manifest:file-entry manifest:full-path="Configurations2/toolbar/custom_toolbar_a313bdc2.xml" manifest:media-type=""/>
  <manifest:file-entry manifest:full-path="Configurations2/toolbar/custom_toolbar_b9302d44.xml" manifest:media-type=""/>
  <manifest:file-entry manifest:full-path="Configurations2/images/Bitmaps/sc_userimages.png" manifest:media-type=""/>
  <manifest:file-entry manifest:full-path="Configurations2/images/Bitmaps/lc_userimages.png" manifest:media-type=""/>
  <manifest:file-entry manifest:full-path="Configurations2/images/sc_imagelist.xml" manifest:media-type=""/>
  <manifest:file-entry manifest:full-path="Configurations2/images/lc_imagelist.xml" manifest:media-type="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C cursive1" svg:font-family="'ABC cursive'" style:font-pitch="variable"/>
    <style:font-face style:name="StayPuft" svg:font-family="StayPuft" style:font-pitch="variable"/>
    <style:font-face style:name="Warender Bibliothek" svg:font-family="'Warender Bibliothek'" style:font-pitch="variable"/>
    <style:font-face style:name="ABC cursive" svg:font-family="'ABC cursiv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11cm" fo:min-width="0.90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11cm" fo:min-width="0.90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11cm" fo:min-width="4.419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11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A4_5f_lignes_5f_3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Warender Bibliothek"/>
    </style:style>
    <style:style style:name="P3" style:family="paragraph">
      <loext:graphic-properties draw:fill="none" draw:fill-color="#ffffff"/>
      <style:text-properties style:font-name="Warender Bibliothek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Warender Bibliothe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4_5f_lignes_5f_3" presentation:presentation-page-layout-name="AL1T0">
        <draw:g>
          <draw:custom-shape draw:style-name="gr1" draw:text-style-name="P1" draw:layer="layout" svg:width="1.408cm" svg:height="1.461cm" svg:x="5.919cm" svg:y="25.0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25.0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25.0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25.0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25.0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25.0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25.0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25.0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25.0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25.0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25.05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25.054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25.374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25.154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22.8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22.8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22.8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22.8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22.8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22.8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22.8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22.8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22.8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22.8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22.86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22.868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23.188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22.968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20.6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20.6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20.6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20.6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20.6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20.6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20.6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20.6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20.6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20.6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20.68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20.681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21.001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20.781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18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18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18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18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18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18.4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18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18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18.4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18.4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18.4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18.494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18.814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18.594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16.3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16.3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16.3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16.3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16.3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16.3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16.3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16.3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16.3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16.3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16.30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16.307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16.627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16.407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14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14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14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14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14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14.1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14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14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14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14.1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14.12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14.121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14.441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14.221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11.9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11.9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11.9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11.9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11.9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11.9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11.9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11.9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11.9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11.9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11.93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11.934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12.254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12.034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9.7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9.7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9.7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9.7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9.7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9.7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9.7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9.7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9.7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9.7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9.74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9.747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10.067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9.847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7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7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7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7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7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7.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7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7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7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7.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7.5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7.56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7.88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7.66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5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5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5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5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5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5.3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5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5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5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5.3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5.37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5.374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5.694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5.474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3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3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3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3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3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3.1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3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3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3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3.1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3.18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3.187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3.507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3.287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1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1.32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1.1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draw:g>
          <draw:custom-shape draw:style-name="gr1" draw:text-style-name="P1" draw:layer="layout" svg:width="1.408cm" svg:height="1.461cm" svg:x="5.919cm" svg:y="27.2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8.592cm" svg:y="27.2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7.184cm" svg:y="27.2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5.776cm" svg:y="27.2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4.368cm" svg:y="27.2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2.96cm" svg:y="27.2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09cm" svg:height="1.461cm" svg:x="11.551cm" svg:y="27.2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10.143cm" svg:y="27.2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8.735cm" svg:y="27.23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08cm" svg:height="1.461cm" svg:x="7.327cm" svg:y="27.2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19cm" svg:height="1.461cm" svg:x="1cm" svg:y="27.23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642cm" svg:height="1.461cm" svg:x="2.211cm" svg:y="27.239cm">
            <draw:text-box>
              <text:p text:style-name="P2"><text:span text:style-name="T1">devinettes</text:span></text:p>
            </draw:text-box>
          </draw:frame>
          <draw:frame draw:style-name="gr5" draw:text-style-name="P4" draw:layer="layout" svg:width="0.498cm" svg:height="0.93cm" draw:transform="rotate (0.220609617452083) translate (5.23cm 27.559cm)">
            <draw:image xlink:href="Pictures/10001209000025F7000046CCC2F73E02.svg" xlink:type="simple" xlink:show="embed" xlink:actuate="onLoad">
              <text:p/>
            </draw:image>
            <draw:image xlink:href="Pictures/100002010000016F000002ADF40291CB.png" xlink:type="simple" xlink:show="embed" xlink:actuate="onLoad"/>
          </draw:frame>
          <draw:frame draw:style-name="gr5" draw:text-style-name="P4" draw:layer="layout" svg:width="1.33cm" svg:height="1.302cm" svg:x="1.074cm" svg:y="27.339cm">
            <draw:image xlink:href="Pictures/10002B83000029AA000028C1241F87DF.svg" xlink:type="simple" xlink:show="embed" xlink:actuate="onLoad">
              <text:p/>
            </draw:image>
            <draw:image xlink:href="Pictures/10000201000001930000018A02FE84C4.png" xlink:type="simple" xlink:show="embed" xlink:actuate="onLoad"/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C cursive1" svg:font-family="'ABC cursive'" style:font-pitch="variable"/>
    <style:font-face style:name="StayPuft" svg:font-family="StayPuft" style:font-pitch="variable"/>
    <style:font-face style:name="Warender Bibliothek" svg:font-family="'Warender Bibliothek'" style:font-pitch="variable"/>
    <style:font-face style:name="ABC cursive" svg:font-family="'ABC cursiv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4_" draw:display-name="4" xlink:href="Pictures/10000B050000160C0000160CD5A9208A.svg" xlink:type="simple" xlink:show="embed" xlink:actuate="onLoad"/>
    <draw:fill-image draw:name="tmp3" xlink:href="Pictures/10000B0A0000160C0000160C57689ACC.sv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C_5f_ligne_5f_4" style:display-name="ABC_ligne_4" style:family="graphic" style:parent-style-name="standard">
      <style:graphic-properties draw:stroke="none" draw:stroke-dash="Dashed_20__28_var_29__20_3" svg:stroke-color="#000000" draw:fill="bitmap" draw:fill-color="#ffffff" draw:fill-gradient-name="Gradient_20_7" draw:fill-hatch-name="Hatching_20_1" draw:fill-image-name="_34_" draw:fill-image-width="1.6cm" draw:fill-image-height="1.6cm" draw:fill-image-ref-point="top-left" draw:auto-grow-height="true" draw:auto-grow-width="false" fo:max-height="0cm" fo:min-height="6.225cm" fo:padding-top="0.42cm"/>
      <style:paragraph-properties fo:line-height="82%"/>
      <style:text-properties style:font-name="ABC cursive1" fo:font-family="'ABC cursive'" style:font-pitch="variable" fo:font-size="35.0999984741211pt" style:font-size-asian="35.0999984741211pt" style:font-size-complex="35.0999984741211pt"/>
    </style:style>
    <style:style style:name="ABC_5f_ligne_5f_3" style:display-name="ABC_ligne_3" style:family="graphic" style:parent-style-name="standard">
      <style:graphic-properties draw:stroke="none" svg:stroke-color="#000000" draw:fill="bitmap" draw:fill-color="#ffffff" draw:fill-image-name="tmp3" draw:fill-image-width="1.2cm" draw:fill-image-height="1.2cm" draw:fill-image-ref-point="top-left" draw:auto-grow-height="true" draw:auto-grow-width="false" fo:max-height="0cm" fo:min-height="0cm" fo:padding-top="0.31cm"/>
      <style:paragraph-properties fo:line-height="83%"/>
      <style:text-properties style:font-name="ABC cursive1" fo:font-family="'ABC cursive'" style:font-pitch="variable" fo:font-size="26pt"/>
    </style:style>
    <style:style style:name="ABC_5f_ligne_5f_2.5" style:display-name="ABC_ligne_2.5" style:family="graphic" style:parent-style-name="standard">
      <style:graphic-properties draw:stroke="none" svg:stroke-color="#000000" draw:fill="bitmap" draw:fill-color="#ffffff" draw:fill-image-name="tmp3" draw:fill-image-width="1cm" draw:fill-image-height="1cm" draw:fill-image-ref-point="top-left" draw:auto-grow-height="true" draw:auto-grow-width="false" fo:max-height="0cm" fo:min-height="0cm" fo:padding-top="0.25cm"/>
      <style:paragraph-properties fo:line-height="82%"/>
      <style:text-properties style:font-name="ABC cursive1" fo:font-family="'ABC cursive'" style:font-pitch="variable" fo:font-size="22pt" style:font-size-asian="22pt" style:font-size-complex="22pt"/>
    </style:style>
    <style:style style:name="ABC_5f_ligne_5f_2" style:display-name="ABC_ligne_2" style:family="graphic" style:parent-style-name="standard">
      <style:graphic-properties draw:stroke="none" svg:stroke-color="#000000" draw:fill="bitmap" draw:fill-color="#ffffff" draw:fill-image-name="tmp3" draw:fill-image-width="0.8cm" draw:fill-image-height="0.8cm" draw:fill-image-ref-point="top-left" draw:auto-grow-height="true" draw:auto-grow-width="false" fo:max-height="0cm" fo:min-height="1.004cm" fo:padding-top="0.19cm"/>
      <style:paragraph-properties fo:line-height="80%"/>
      <style:text-properties style:font-name="ABC cursive1" fo:font-family="'ABC cursive'" style:font-pitch="variable"/>
    </style:style>
    <style:style style:name="A4_5f_lignes_5f_3-background" style:display-name="A4_lignes_3-background" style:family="presentation">
      <style:graphic-properties draw:stroke="none" draw:fill="none"/>
      <style:text-properties style:letter-kerning="true"/>
    </style:style>
    <style:style style:name="A4_5f_lignes_5f_3-backgroundobjects" style:display-name="A4_lignes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4_5f_lignes_5f_3-notes" style:display-name="A4_lignes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4_5f_lignes_5f_3-outline1" style:display-name="A4_lignes_3-outline1" style:family="presentation">
      <style:graphic-properties draw:stroke="none" draw:fill="none" draw:auto-grow-height="false" draw:fit-to-size="shrink-to-fit">
        <text:list-style style:name="A4_5f_lignes_5f_3-outline1" style:display-name="A4_lignes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4_5f_lignes_5f_3-outline2" style:display-name="A4_lignes_3-outline2" style:family="presentation" style:parent-style-name="A4_5f_lignes_5f_3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A4_5f_lignes_5f_3-outline3" style:display-name="A4_lignes_3-outline3" style:family="presentation" style:parent-style-name="A4_5f_lignes_5f_3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A4_5f_lignes_5f_3-outline4" style:display-name="A4_lignes_3-outline4" style:family="presentation" style:parent-style-name="A4_5f_lignes_5f_3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A4_5f_lignes_5f_3-outline5" style:display-name="A4_lignes_3-outline5" style:family="presentation" style:parent-style-name="A4_5f_lignes_5f_3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3-outline6" style:display-name="A4_lignes_3-outline6" style:family="presentation" style:parent-style-name="A4_5f_lignes_5f_3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3-outline7" style:display-name="A4_lignes_3-outline7" style:family="presentation" style:parent-style-name="A4_5f_lignes_5f_3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3-outline8" style:display-name="A4_lignes_3-outline8" style:family="presentation" style:parent-style-name="A4_5f_lignes_5f_3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3-outline9" style:display-name="A4_lignes_3-outline9" style:family="presentation" style:parent-style-name="A4_5f_lignes_5f_3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3-subtitle" style:display-name="A4_lignes_3-subtitle" style:family="presentation">
      <style:graphic-properties draw:stroke="none" draw:fill="none" draw:textarea-vertical-align="middle">
        <text:list-style style:name="A4_5f_lignes_5f_3-subtitle" style:display-name="A4_lignes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4_5f_lignes_5f_3-title" style:display-name="A4_lignes_3-title" style:family="presentation">
      <style:graphic-properties draw:stroke="none" draw:fill="none" draw:textarea-vertical-align="middle">
        <text:list-style style:name="A4_5f_lignes_5f_3-title" style:display-name="A4_lignes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4_5f_lignes_5f_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4_5f_lignes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4_5f_lignes_5f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A4_5f_lignes_5f_3" style:display-name="A4_lignes_3" style:page-layout-name="PM1" draw:style-name="Mdp1">
      <draw:frame presentation:style-name="A4_5f_lignes_5f_3-title" draw:layer="backgroundobjects" svg:width="17.099cm" svg:height="4.625cm" svg:x="1.95cm" svg:y="2.104cm" presentation:class="title" presentation:placeholder="true">
        <draw:text-box/>
      </draw:frame>
      <draw:frame presentation:style-name="A4_5f_lignes_5f_3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4_5f_lignes_5f_3-title" draw:layer="backgroundobjects" svg:width="14.848cm" svg:height="11.136cm" svg:x="3.075cm" svg:y="2.257cm" presentation:class="page"/>
        <draw:frame presentation:style-name="A4_5f_lignes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08:43:31.783216834</meta:creation-date>
    <meta:editing-duration>PT5M9S</meta:editing-duration>
    <meta:editing-cycles>2</meta:editing-cycles>
    <meta:generator>LibreOffice/5.0.1.2$Linux_X86_64 LibreOffice_project/00m0$Build-2</meta:generator>
    <dc:title>A4_lignes_3</dc:title>
    <meta:initial-creator>aldric </meta:initial-creator>
    <dc:date>2015-09-23T08:48:40.646756612</dc:date>
    <dc:creator>aldric </dc:creator>
    <meta:document-statistic meta:object-count="218"/>
  </office:meta>
</office:document-meta>
</file>